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6.5694in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Liberation Serif"/>
    </style:style>
    <style:style style:name="P3" style:family="paragraph" style:parent-style-name="Table_20_Contents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/>
    </style:style>
    <style:style style:name="P5" style:family="paragraph" style:parent-style-name="Table_20_Contents" style:list-style-name="L1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6" style:family="paragraph" style:parent-style-name="Table_20_Contents">
      <style:text-properties style:font-name="Liberation Serif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of Meeting </text:p>
      <text:p text:style-name="P1">GMRT</text:p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8<text:span text:style-name="T2">th</text:span> January 2013 Time : 3.00 PM to 5.30 PM; GMRT conference <text:s/>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imisha,S. Nayak, Charu, Raju, Santaji and Naresh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2"><text:s text:c="13"/>Discussed following items :</text:p>
            <text:p text:style-name="P3"/>
            <text:list xml:id="list897880301" text:style-name="L1">
              <text:list-item>
                <text:p text:style-name="P5">Charu circulated a brief report on “Why we need ABCCOM”. NGK pointed that we need some more discussion.</text:p>
                <text:p text:style-name="P5">NGK gathered information about Miltec PC, Why they are called industrial PC.</text:p>
                <text:p text:style-name="P5">Charu explained that Miltec PCs are rugged.</text:p>
                <text:p text:style-name="P5">Charu also informed that order has been placed for Miltec PC to the party in one month we will be getting PC.</text:p>
                <text:p text:style-name="P5"/>
              </text:list-item>
              <text:list-item>
                <text:p text:style-name="P5">Regarding Lab set up we are need of a network switch temporarily we can take from Mangesh.</text:p>
                <text:p text:style-name="P5">Charu suggested that if we use a three layer switch, switch will act as gateway and router so we don't need beagle board or ABCCOM PC.</text:p>
                <text:p text:style-name="P5">NGK suggested that we may need some intelligent device in antenna base.</text:p>
                <text:p text:style-name="P5">Nayak ji suggested that in future they will have IP based camera in antenna base for worst case situation related to fire.</text:p>
                <text:p text:style-name="P5"/>
              </text:list-item>
              <text:list-item>
                <text:p text:style-name="P5">Regarding Lab set up we will also need five machines.</text:p>
                <text:p text:style-name="P5">Indent for the machines has to be put by RRU/S.Nayak.</text:p>
                <text:p text:style-name="P5">We are having space crunch in Telemetry lab, but we all agreed to rearrange lab to create some space.</text:p>
                <text:p text:style-name="P5">We will set up TELESET-ABCCOM-MCM chain in two weeks time.</text:p>
                <text:p text:style-name="P5"/>
              </text:list-item>
              <text:list-item>
                <text:p text:style-name="P5">Raj will explore the project management tools like HUDSON, Red mine etc.</text:p>
                <text:p text:style-name="P5"/>
              </text:list-item>
              <text:list-item>
                <text:p text:style-name="P5">We discussed that we will give plan meeting update once in every month.</text:p>
                <text:p text:style-name="P5">Our first update will be on 30<text:span text:style-name="T2">th</text:span> January.</text:p>
                <text:p text:style-name="P5">NGK informed that Mr.Pramesh Rao agreed to be a consultant for Online_v2 development.</text:p>
                <text:p text:style-name="P5"/>
              </text:list-item>
              <text:list-item>
                <text:p text:style-name="P5">Charu will present report on 15<text:span text:style-name="T2">th</text:span> January regarding “Why we need ABCCOM”.</text:p>
                <text:p text:style-name="P5">Raj will present a brief report on ABCCOM functionalities and prototype ABCCOM-MCM structure based communication protocol.</text:p>
                <text:p text:style-name="P5"/>
              </text:list-item>
              <text:list-item>
                <text:p text:style-name="P5">NMS will work on QT template and Santaji will work on web based template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1-08T18:54:14</dc:date>
    <dc:creator>teleset </dc:creator>
    <meta:editing-duration>PT10H31M8S</meta:editing-duration>
    <meta:editing-cycles>112</meta:editing-cycles>
    <meta:generator>LibreOffice/3.4$Linux LibreOffice_project/340m1$Build-602</meta:generator>
    <meta:document-statistic meta:table-count="1" meta:image-count="0" meta:object-count="0" meta:page-count="1" meta:paragraph-count="35" meta:word-count="343" meta:character-count="1896" meta:non-whitespace-character-count="1583"/>
  </office:meta>
</office:document-meta>
</file>